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roid Sans Fallback" svg:font-family="'Droid Sans Fallback'" style:font-family-generic="swiss"/>
    <style:font-face style:name="FreeSans1" svg:font-family="FreeSans" style:font-family-generic="swiss"/>
    <style:font-face style:name="Verdana2" svg:font-family="Verdana" style:font-adornments="Regular" style:font-family-generic="swiss"/>
    <style:font-face style:name="WenQuanYi Micro Hei" svg:font-family="'WenQuanYi Micro Hei'" style:font-family-generic="swiss"/>
    <style:font-face style:name="Liberation Mono" svg:font-family="'Liberation Mono'" style:font-family-generic="modern" style:font-pitch="fixed"/>
    <style:font-face style:name="Gillius ADF No2 Cd" svg:font-family="'Gillius ADF No2 Cd'" style:font-adornments="Bold" style:font-pitch="variable"/>
    <style:font-face style:name="Sawasdee" svg:font-family="Sawasdee" style:font-pitch="variable"/>
    <style:font-face style:name="Sawasdee1" svg:font-family="Sawasdee" style:font-adornments="Gras" style:font-pitch="variable"/>
    <style:font-face style:name="Sawasdee2" svg:font-family="Sawasdee" style:font-adornments="Normal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Radis Sans2" svg:font-family="'Radis Sans'" style:font-family-generic="swiss" style:font-pitch="variable"/>
    <style:font-face style:name="Radis Sans1" svg:font-family="'Radis Sans'" style:font-adornments="Normal" style:font-family-generic="swiss" style:font-pitch="variable"/>
    <style:font-face style:name="Radis Sans" svg:font-family="'Radis Sans'" style:font-adornments="Regular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in" fo:border="none" style:shadow="none"/>
      <style:text-properties fo:color="#c5000b" loext:opacity="100%" officeooo:paragraph-rsid="0060621d"/>
    </style:style>
    <style:style style:name="P2" style:family="paragraph" style:parent-style-name="Footer_20_left">
      <style:text-properties fo:language="fr" fo:country="FR"/>
    </style:style>
    <style:style style:name="P3" style:family="paragraph" style:parent-style-name="Footer_20_left">
      <style:paragraph-properties fo:text-align="center" style:justify-single-word="false"/>
      <style:text-properties fo:language="fr" fo:country="FR"/>
    </style:style>
    <style:style style:name="P4" style:family="paragraph" style:parent-style-name="Footer_20_left">
      <style:paragraph-properties fo:text-align="end" style:justify-single-word="false"/>
      <style:text-properties fo:language="fr" fo:country="FR"/>
    </style:style>
    <style:style style:name="P5" style:family="paragraph" style:parent-style-name="Standard">
      <style:paragraph-properties fo:break-before="page"/>
      <style:text-properties fo:language="fr" fo:country="FR"/>
    </style:style>
    <style:style style:name="P6" style:family="paragraph" style:parent-style-name="Titre_20_1_20_avec_20_saut_20_de_20_page">
      <style:paragraph-properties fo:break-before="page"/>
      <style:text-properties style:font-name="Sawasdee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Footer_20_left">
      <style:paragraph-properties fo:text-align="end" style:justify-single-word="false" fo:padding="0.0402in" fo:border-left="none" fo:border-right="none" fo:border-top="0.06pt solid #000000" fo:border-bottom="none" style:shadow="none"/>
      <style:text-properties fo:color="#000000" loext:opacity="100%" style:font-name="Radis Sans2" fo:language="fr" fo:country="FR" style:text-underline-style="none" officeooo:paragraph-rsid="009d3216"/>
    </style:style>
    <style:style style:name="P8" style:family="paragraph" style:parent-style-name="Footer_20_left">
      <style:paragraph-properties fo:text-align="start" style:justify-single-word="false" fo:padding="0.0402in" fo:border-left="none" fo:border-right="none" fo:border-top="0.06pt solid #000000" fo:border-bottom="none" style:shadow="none"/>
      <style:text-properties fo:color="#000000" loext:opacity="100%" style:font-name="Radis Sans2" fo:language="fr" fo:country="FR" style:text-underline-style="none" officeooo:paragraph-rsid="009d3216"/>
    </style:style>
    <style:style style:name="P9" style:family="paragraph" style:parent-style-name="Paragraphes_20_suivants">
      <style:text-properties fo:language="fr" fo:country="FR"/>
    </style:style>
    <style:style style:name="P10" style:family="paragraph" style:parent-style-name="Paragraphes_20_suivants">
      <style:text-properties officeooo:paragraph-rsid="0071c411"/>
    </style:style>
    <style:style style:name="P11" style:family="paragraph" style:parent-style-name="Standard">
      <style:text-properties fo:language="fr" fo:country="FR"/>
    </style:style>
    <style:style style:name="P12" style:family="paragraph" style:parent-style-name="Heading_20_1">
      <style:text-properties fo:language="fr" fo:country="FR"/>
    </style:style>
    <style:style style:name="P13" style:family="paragraph" style:parent-style-name="Titre_20_Avis_20_expert">
      <style:text-properties fo:language="fr" fo:country="FR"/>
    </style:style>
    <style:style style:name="P14" style:family="paragraph" style:parent-style-name="Frame_20_contents">
      <style:text-properties fo:font-size="26pt" fo:language="fr" fo:country="FR" style:font-size-asian="26pt" style:font-size-complex="26pt"/>
    </style:style>
    <style:style style:name="P15" style:family="paragraph" style:parent-style-name="Frame_20_contents">
      <style:text-properties fo:language="fr" fo:country="FR"/>
    </style:style>
    <style:style style:name="P16" style:family="paragraph" style:parent-style-name="Frame_20_contents">
      <style:paragraph-properties fo:line-height="100%" fo:text-align="center" style:justify-single-word="false">
        <style:tab-stops/>
      </style:paragraph-properties>
      <style:text-properties fo:color="#ffffff" loext:opacity="100%" style:font-name="Liberation Sans Narrow" fo:font-size="26pt" fo:language="fr" fo:country="FR" fo:font-weight="normal" style:font-size-asian="26pt" style:font-weight-asian="normal" style:font-size-complex="26pt" style:font-weight-complex="normal"/>
    </style:style>
    <style:style style:name="P17" style:family="paragraph" style:parent-style-name="Frame_20_contents">
      <style:paragraph-properties fo:text-align="start" style:justify-single-word="false"/>
      <style:text-properties style:font-name="Liberation Sans Narrow" fo:font-size="26pt" fo:language="fr" fo:country="FR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8" style:family="paragraph" style:parent-style-name="Frame_20_contents">
      <style:text-properties fo:color="#000000" loext:opacity="100%" style:font-name="Trebuchet MS" fo:letter-spacing="0.0417in" fo:language="fr" fo:country="FR" fo:font-weight="bold" officeooo:paragraph-rsid="009811d2" style:font-weight-asian="bold" style:font-weight-complex="bold" style:text-rotation-angle="90" style:text-rotation-scale="line-height"/>
    </style:style>
    <style:style style:name="P19" style:family="paragraph" style:parent-style-name="Avis_20_expert_20_questions">
      <style:text-properties fo:language="fr" fo:country="FR"/>
    </style:style>
    <style:style style:name="P20" style:family="paragraph" style:parent-style-name="Illustration">
      <style:text-properties fo:language="fr" fo:country="FR"/>
    </style:style>
    <style:style style:name="P21" style:family="paragraph" style:parent-style-name="Paragraphe_20_1">
      <style:text-properties fo:language="fr" fo:country="FR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 Narrow" fo:font-size="26pt" fo:language="fr" fo:country="FR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3" style:family="paragraph" style:parent-style-name="Contents_20_2">
      <style:paragraph-properties>
        <style:tab-stops>
          <style:tab-stop style:position="3.4in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3.4in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fo:margin-top="0in" fo:margin-bottom="0in" style:contextual-spacing="false" fo:line-height="100%" fo:text-align="center" style:justify-single-word="false" style:page-number="1"/>
      <style:text-properties fo:text-transform="uppercase" fo:color="#ffffff" loext:opacity="100%" style:font-name="Trebuchet MS" fo:font-size="32pt" fo:language="fr" fo:country="FR" fo:font-weight="normal" fo:background-color="transparent" style:font-size-asian="28pt" style:font-weight-asian="normal" style:font-size-complex="32pt" style:font-weight-complex="normal"/>
    </style:style>
    <style:style style:name="P26" style:family="paragraph" style:parent-style-name="Standard" style:master-page-name="First_20_Page">
      <style:paragraph-properties fo:margin-top="0in" fo:margin-bottom="0in" style:contextual-spacing="false" fo:line-height="100%" style:page-number="1"/>
      <style:text-properties fo:color="#c5000b" loext:opacity="100%" style:font-name="Verdana" fo:font-size="124pt" fo:language="fr" fo:country="FR" fo:font-weight="normal" style:font-size-asian="124pt" style:font-weight-asian="normal" style:font-size-complex="124pt" style:font-weight-complex="normal"/>
    </style:style>
    <style:style style:name="P27" style:family="paragraph" style:parent-style-name="Standard" style:master-page-name="First_20_Page">
      <style:paragraph-properties fo:margin-top="0in" fo:margin-bottom="0in" style:contextual-spacing="false" fo:line-height="100%" style:page-number="1" fo:break-before="page"/>
      <style:text-properties fo:language="fr" fo:country="FR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fo:color="#ffffff" loext:opacity="100%" style:font-name="Radis Sans2" fo:font-size="40pt" fo:language="fr" fo:country="FR" fo:font-weight="normal" fo:background-color="transparent" style:font-size-asian="40pt" style:font-weight-asian="normal" style:font-size-complex="40pt" style:font-weight-complex="normal"/>
    </style:style>
    <style:style style:name="P29" style:family="paragraph" style:parent-style-name="Avis_20_expert_20_réponses" style:list-style-name="Numbering_20_1"/>
    <style:style style:name="P30" style:family="paragraph" style:parent-style-name="Header">
      <style:paragraph-properties fo:text-align="end" style:justify-single-word="false" fo:break-before="page" fo:padding="0in" fo:border="none" style:shadow="none"/>
      <style:text-properties fo:color="#c5000b" loext:opacity="100%" style:font-name="Radis Sans2" fo:font-size="12pt" fo:language="fr" fo:country="FR" fo:font-style="normal" style:text-underline-style="none" fo:font-weight="normal" officeooo:rsid="0060621d" officeooo:paragraph-rsid="009d3216" style:font-style-asian="normal" style:font-style-complex="normal"/>
    </style:style>
    <style:style style:name="P31" style:family="paragraph" style:parent-style-name="Header">
      <style:paragraph-properties fo:text-align="start" style:justify-single-word="false" fo:break-before="page" fo:padding="0in" fo:border="none" style:shadow="none"/>
      <style:text-properties fo:color="#c5000b" loext:opacity="100%" style:font-name="Radis Sans2" fo:font-size="12pt" fo:language="fr" fo:country="FR" fo:font-style="normal" style:text-underline-style="none" fo:font-weight="normal" officeooo:rsid="0060621d" officeooo:paragraph-rsid="009bbf7c" style:font-style-asian="normal" style:font-style-complex="normal"/>
    </style:style>
    <style:style style:name="T1" style:family="text">
      <style:text-properties style:font-name="Radis Sans2" fo:language="fr" fo:country="FR" fo:font-style="normal" style:font-style-asian="normal" style:font-style-complex="normal"/>
    </style:style>
    <style:style style:name="T2" style:family="text">
      <style:text-properties style:font-name="Radis Sans2" fo:language="fr" fo:country="FR" fo:font-style="normal" officeooo:rsid="0060621d" style:font-style-asian="normal" style:font-style-complex="normal"/>
    </style:style>
    <style:style style:name="T3" style:family="text">
      <style:text-properties style:font-name="Verdana2" fo:language="fr" fo:country="FR" fo:font-style="normal" style:font-name-asian="Verdana2" style:font-style-asian="normal" style:font-name-complex="Verdana2" style:font-style-complex="normal"/>
    </style:style>
    <style:style style:name="T4" style:family="text">
      <style:text-properties style:font-name="Verdana2" fo:language="fr" fo:country="FR" style:font-name-asian="Verdana2" style:font-name-complex="Verdana2"/>
    </style:style>
    <style:style style:name="T5" style:family="text">
      <style:text-properties fo:language="fr" fo:country="FR"/>
    </style:style>
    <style:style style:name="T6" style:family="text">
      <style:text-properties fo:color="#c5000b" loext:opacity="100%" style:font-name="Verdana2" style:font-name-asian="Verdana2" style:font-name-complex="Verdana2"/>
    </style:style>
    <style:style style:name="T7" style:family="text">
      <style:text-properties officeooo:rsid="009811d2"/>
    </style:style>
    <style:style style:name="T8" style:family="text">
      <style:text-properties fo:font-variant="small-caps" fo:background-color="transparent" loext:char-shading-value="0"/>
    </style:style>
    <style:style style:name="T9" style:family="text">
      <style:text-properties fo:font-variant="small-caps" style:font-name="Verdana2" fo:background-color="transparent" loext:char-shading-value="0" style:font-name-asian="Verdana2" style:font-name-complex="Verdana2"/>
    </style:style>
    <style:style style:name="T10" style:family="text">
      <style:text-properties officeooo:rsid="00122950"/>
    </style:style>
    <style:style style:name="T11" style:family="text">
      <style:text-properties officeooo:rsid="00be909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encarts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ge" style:horizontal-pos="from-left" style:horizontal-rel="pag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graphic-properties>
    </style:style>
    <style:style style:name="fr5" style:family="graphic" style:parent-style-name="Frame">
      <style:graphic-properties fo:margin-left="0.0201in" fo:margin-right="0in" style:vertical-pos="from-top" style:vertical-rel="page" style:horizontal-pos="from-left" style:horizontal-rel="page" fo:background-color="#c5000b" style:background-transparency="0%" draw:fill="solid" draw:fill-color="#c5000b" draw:opacity="100%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draw:frame draw:style-name="fr2" draw:name="Frame5" text:anchor-type="page" text:anchor-page-number="4" svg:x="0.8772in" svg:y="1.2193in" svg:width="6.5374in" draw:z-index="7">
        <draw:text-box fo:min-height="4.3661in">
          <text:p text:style-name="P20">Illustration <text:sequence text:ref-name="refIllustration0" text:name="Illustration" text:formula="ooow:Illustration+1" style:num-format="1">1</text:sequence>: <text:span text:style-name="T11">M</text:span></text:p>
        </draw:text-box>
      </draw:frame>
      <draw:frame draw:style-name="fr3" draw:name="un cycle de séquençage" text:anchor-type="page" text:anchor-page-number="17" svg:x="0.8283in" svg:y="1.9807in" svg:height="8.5457in" draw:z-index="6">
        <draw:text-box fo:min-width="6.75in">
          <text:p text:style-name="P13">U</text:p>
          <text:list xml:id="list1042209236" text:style-name="Numbering_20_1">
            <text:list-item>
              <text:p text:style-name="P29"><text:s/></text:p>
            </text:list-item>
          </text:list>
        </draw:text-box>
      </draw:frame>
      <draw:frame draw:style-name="fr4" draw:name="Qui est N - 2" text:anchor-type="page" text:anchor-page-number="5" svg:x="0.7972in" svg:y="1.1236in" svg:width="6.6492in" svg:height="3.7882in" draw:z-index="4">
        <draw:text-box>
          <text:p text:style-name="P9"/>
        </draw:text-box>
      </draw:frame>
      <draw:frame draw:style-name="fr4" draw:name="Qui est N" text:anchor-type="page" text:anchor-page-number="4" svg:x="0.8in" svg:y="8.4472in" svg:width="6.6492in" svg:height="2.35in" draw:z-index="3">
        <draw:text-box draw:chain-next-name="Qui est N - 2">
          <text:p text:style-name="P21">Ph</text:p>
        </draw:text-box>
      </draw:frame>
      <draw:frame draw:style-name="fr3" draw:name="expert nous éclaire..." text:anchor-type="page" text:anchor-page-number="5" svg:x="0.7972in" svg:y="7.3429in" svg:width="6.6693in" svg:height="3.0925in" draw:z-index="5">
        <draw:text-box>
          <text:p text:style-name="P13">L</text:p>
          <text:p text:style-name="P19">P</text:p>
        </draw:text-box>
      </draw:frame>
      <draw:frame draw:style-name="fr5" draw:name="Couverture grand titre" text:anchor-type="page" text:anchor-page-number="1" svg:x="0.0098in" svg:y="0in" svg:width="8.2508in" svg:height="1.6508in" draw:z-index="0">
        <draw:text-box>
          <text:p text:style-name="P25"/>
          <text:p text:style-name="P28">L</text:p>
        </draw:text-box>
      </draw:frame>
      <text:p text:style-name="P27"/>
      <text:p text:style-name="P5"><draw:frame draw:style-name="fr1" draw:name="Frame8" text:anchor-type="paragraph" svg:x="2.9402in" svg:y="0.0098in" svg:width="3.6874in" svg:height="9.6701in" draw:z-index="2"><draw:text-box><text:table-of-content text:style-name="Sect1" text:name="Table of Contents1"><text:table-of-content-source text:outline-level="2" text:use-index-marks="false"><text:index-title-template text:style-name="Contents_20_Heading">Sommaire</text:index-title-template><text:table-of-content-entry-template text:outline-level="1" text:style-name="Contents_20_1"><text:index-entry-link-start text:style-name="Index_20_Link"/><text:index-entry-chapter/><text:index-entry-text/><text:index-entry-tab-stop style:type="left" style:position="3.4in" style:leader-char="."/><text:index-entry-page-number/><text:index-entry-link-end/></text:table-of-content-entry-template><text:table-of-content-entry-template text:outline-level="2" text:style-name="Contents_20_2"><text:index-entry-link-start text:style-name="Index_20_Link"/><text:index-entry-chapter/><text:index-entry-text/><text:index-entry-tab-stop style:type="left" style:position="3.4in" style:leader-char="."/><text:index-entry-page-number/><text:index-entry-link-end/></text:table-of-content-entry-template><text:table-of-content-entry-template text:outline-level="3" text:style-name="Contents_20_3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4" text:style-name="Contents_20_4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5" text:style-name="Contents_20_5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6" text:style-name="Contents_20_6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7" text:style-name="Contents_20_7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8" text:style-name="Contents_20_8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9" text:style-name="Contents_20_9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10" text:style-name="Contents_20_10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/text:table-of-content-source><text:index-body><text:index-title text:style-name="Sect1" text:name="Table of Contents1_Head"><text:p text:style-name="Contents_20_Heading">Sommaire</text:p></text:index-title><text:p text:style-name="P24"><text:a xlink:type="simple" xlink:href="#__RefHeading__1188_2039715234" text:style-name="Index_20_Link" text:visited-style-name="Index_20_Link">Edito<text:tab/>2</text:a></text:p><text:p text:style-name="P24"><text:a xlink:type="simple" xlink:href="#__RefHeading__1223_867657605" text:style-name="Index_20_Link" text:visited-style-name="Index_20_Link">Introduction<text:tab/>3</text:a></text:p><text:p text:style-name="P24"><text:a xlink:type="simple" xlink:href="#__RefHeading__1771_1910053647" text:style-name="Index_20_Link" text:visited-style-name="Index_20_Link">Qui est Néandertal ?<text:tab/>4</text:a></text:p><text:p text:style-name="P24"><text:a xlink:type="simple" xlink:href="#__RefHeading__5299_387642825" text:style-name="Index_20_Link" text:visited-style-name="Index_20_Link">La Mystérieuse disparition de Néandertal<text:tab/>6</text:a></text:p><text:p text:style-name="P23"><text:a xlink:type="simple" xlink:href="#__RefHeading__1863_1958759441" text:style-name="Index_20_Link" text:visited-style-name="Index_20_Link">Néandertal : une brute épaisse?<text:tab/>6</text:a></text:p><text:p text:style-name="P23"><text:a xlink:type="simple" xlink:href="#__RefHeading__1869_1958759441" text:style-name="Index_20_Link" text:visited-style-name="Index_20_Link">Une concurrence pour les territoires<text:tab/>6</text:a></text:p><text:p text:style-name="P23"><text:a xlink:type="simple" xlink:href="#__RefHeading__1871_1958759441" text:style-name="Index_20_Link" text:visited-style-name="Index_20_Link">Un massacre perpétré par Sapiens<text:tab/>7</text:a></text:p><text:p text:style-name="P23"><text:a xlink:type="simple" xlink:href="#__RefHeading__5301_387642825" text:style-name="Index_20_Link" text:visited-style-name="Index_20_Link">Une alimentation peu variée<text:tab/>8</text:a></text:p><text:p text:style-name="P23"><text:a xlink:type="simple" xlink:href="#__RefHeading__1775_1910053647" text:style-name="Index_20_Link" text:visited-style-name="Index_20_Link">Un recul devant Sapiens<text:tab/>8</text:a></text:p><text:p text:style-name="P23"><text:a xlink:type="simple" xlink:href="#__RefHeading__4246_906315728" text:style-name="Index_20_Link" text:visited-style-name="Index_20_Link">Une épidémie<text:tab/>9</text:a></text:p><text:p text:style-name="P23"><text:a xlink:type="simple" xlink:href="#__RefHeading__1879_1958759441" text:style-name="Index_20_Link" text:visited-style-name="Index_20_Link">Dispersion des néandertaliens<text:tab/>9</text:a></text:p><text:p text:style-name="P23"><text:a xlink:type="simple" xlink:href="#__RefHeading__1779_1910053647" text:style-name="Index_20_Link" text:visited-style-name="Index_20_Link">Changements climatiques<text:tab/>10</text:a></text:p><text:p text:style-name="P24"><text:a xlink:type="simple" xlink:href="#__RefHeading__4248_906315728" text:style-name="Index_20_Link" text:visited-style-name="Index_20_Link">La paléogénétique<text:tab/>11</text:a></text:p><text:p text:style-name="P23"><text:a xlink:type="simple" xlink:href="#__RefHeading__5303_387642825" text:style-name="Index_20_Link" text:visited-style-name="Index_20_Link">Qu’est-ce que l’ADN ?<text:tab/>11</text:a></text:p><text:p text:style-name="P23"><text:a xlink:type="simple" xlink:href="#__RefHeading__2424_2107498298" text:style-name="Index_20_Link" text:visited-style-name="Index_20_Link">Qu’est-ce qu’un gène ?<text:tab/>12</text:a></text:p><text:p text:style-name="P23"><text:a xlink:type="simple" xlink:href="#__RefHeading__1146_1112813567" text:style-name="Index_20_Link" text:visited-style-name="Index_20_Link">Qu’est-ce que l’ARN ?<text:tab/>12</text:a></text:p><text:p text:style-name="P23"><text:a xlink:type="simple" xlink:href="#__RefHeading__2426_21074982981" text:style-name="Index_20_Link" text:visited-style-name="Index_20_Link">Qu’est-ce que la transcription et la traduction ?<text:tab/>13</text:a></text:p><text:p text:style-name="P24"><text:a xlink:type="simple" xlink:href="#__RefHeading__5305_387642825" text:style-name="Index_20_Link" text:visited-style-name="Index_20_Link">Les techniques de séquençage<text:tab/>15</text:a></text:p><text:p text:style-name="P23"><text:a xlink:type="simple" xlink:href="#__RefHeading__1148_1112813567" text:style-name="Index_20_Link" text:visited-style-name="Index_20_Link">Le séquençage avec Illumina<text:tab/>16</text:a></text:p><text:p text:style-name="P23"><text:a xlink:type="simple" xlink:href="#__RefHeading__3179_222659082" text:style-name="Index_20_Link" text:visited-style-name="Index_20_Link">Focus sur le système d'imagerie<text:tab/>19</text:a></text:p><text:p text:style-name="P23"><text:a xlink:type="simple" xlink:href="#__RefHeading__3181_222659082" text:style-name="Index_20_Link" text:visited-style-name="Index_20_Link">Une véritable révolution<text:tab/>20</text:a></text:p><text:p text:style-name="P24"><text:a xlink:type="simple" xlink:href="#__RefHeading__3183_222659082" text:style-name="Index_20_Link" text:visited-style-name="Index_20_Link">Evolution et génétique<text:tab/>21</text:a></text:p><text:p text:style-name="P24"><text:a xlink:type="simple" xlink:href="#__RefHeading__4252_906315728" text:style-name="Index_20_Link" text:visited-style-name="Index_20_Link">Projet « Genographic »<text:tab/>24</text:a></text:p><text:p text:style-name="P24"><text:a xlink:type="simple" xlink:href="#__RefHeading__3185_222659082" text:style-name="Index_20_Link" text:visited-style-name="Index_20_Link">L'ADN de nos trois journalistes à parlé...<text:tab/>28</text:a></text:p><text:p text:style-name="P23"><text:a xlink:type="simple" xlink:href="#__RefHeading__4254_906315728" text:style-name="Index_20_Link" text:visited-style-name="Index_20_Link">Haplogroupes de nos trois journalistes :<text:tab/>29</text:a></text:p><text:p text:style-name="P23"><text:a xlink:type="simple" xlink:href="#__RefHeading__2680_2107498298" text:style-name="Index_20_Link" text:visited-style-name="Index_20_Link">Origines régionales :<text:tab/>31</text:a></text:p><text:p text:style-name="P23"><text:a xlink:type="simple" xlink:href="#__RefHeading__4256_906315728" text:style-name="Index_20_Link" text:visited-style-name="Index_20_Link">Ancêtres Néandertaliens ?<text:tab/>31</text:a></text:p><text:p text:style-name="P23"><text:a xlink:type="simple" xlink:href="#__RefHeading__4258_906315728" text:style-name="Index_20_Link" text:visited-style-name="Index_20_Link">Les populations de références<text:tab/>32</text:a></text:p><text:p text:style-name="P24"><text:a xlink:type="simple" xlink:href="#__RefHeading__4260_906315728" text:style-name="Index_20_Link" text:visited-style-name="Index_20_Link">On a retrouvé Néandertal !<text:tab/>34</text:a></text:p><text:p text:style-name="P24"><text:a xlink:type="simple" xlink:href="#__RefHeading__5309_387642825" text:style-name="Index_20_Link" text:visited-style-name="Index_20_Link">Pour aller plus loin...<text:tab/>40</text:a></text:p><text:p text:style-name="P23"><text:a xlink:type="simple" xlink:href="#__RefHeading__6052_222659082" text:style-name="Index_20_Link" text:visited-style-name="Index_20_Link">Castellano, Sergi. Patterns of coding variation in the complete exomes of three Neandertals. PNAS, mai 2014, vol. 111, n°18, p.6666<text:tab/>40</text:a></text:p><text:p text:style-name="P23"><text:a xlink:type="simple" xlink:href="#__RefHeading__6054_222659082" text:style-name="Index_20_Link" text:visited-style-name="Index_20_Link">Gibbons, Ann. Elusive Denisovans Sighted in Oldest Human DNA. Science, décembre 2013, vol.342, p.1156<text:tab/>40</text:a></text:p><text:p text:style-name="P23"><text:a xlink:type="simple" xlink:href="#__RefHeading__6056_222659082" text:style-name="Index_20_Link" text:visited-style-name="Index_20_Link">Pennisi, Elizabeth. Ancient DNA Holds Clues to Gene Activity in Extinct Humans. Science, avril 2014, vol 344, p.246<text:tab/>40</text:a></text:p><text:p text:style-name="P23"><text:a xlink:type="simple" xlink:href="#__RefHeading__6058_222659082" text:style-name="Index_20_Link" text:visited-style-name="Index_20_Link">Degioanni, Anna. Neandertal, Sapiens et par leurs gènes. Pour La Science, juillet-septembre 2012, dossier N°76, p. 20-25<text:tab/>40</text:a></text:p></text:index-body></text:table-of-content><text:p text:style-name="P15"/></draw:text-box></draw:frame><draw:frame draw:style-name="fr1" draw:name="Frame7" text:anchor-type="paragraph" svg:x="0.0591in" svg:y="0.078in" svg:width="2.6654in" draw:z-index="1"><draw:text-box fo:min-height="6.9398in"><text:h text:style-name="P12" text:outline-level="1"><text:bookmark-start text:name="__RefHeading__1188_2039715234"/><text:bookmark-end text:name="__RefHeading__1188_2039715234"/></text:h><text:p text:style-name="P21"/><text:p text:style-name="P11"/><text:p text:style-name="Paragraphes_20_suivants"/><text:p text:style-name="Paragraphes_20_suivants"/><text:p text:style-name="Paragraphes_20_suivants"/><text:p text:style-name="P10"/></draw:text-box></draw:frame></text:p>
      <text:p text:style-name="P9"/>
      <text:h text:style-name="P6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Droid Sans Fallback" svg:font-family="'Droid Sans Fallback'" style:font-family-generic="swiss"/>
    <style:font-face style:name="FreeSans1" svg:font-family="FreeSans" style:font-family-generic="swiss"/>
    <style:font-face style:name="Verdana2" svg:font-family="Verdana" style:font-adornments="Regular" style:font-family-generic="swiss"/>
    <style:font-face style:name="WenQuanYi Micro Hei" svg:font-family="'WenQuanYi Micro Hei'" style:font-family-generic="swiss"/>
    <style:font-face style:name="Liberation Mono" svg:font-family="'Liberation Mono'" style:font-family-generic="modern" style:font-pitch="fixed"/>
    <style:font-face style:name="Gillius ADF No2 Cd" svg:font-family="'Gillius ADF No2 Cd'" style:font-adornments="Bold" style:font-pitch="variable"/>
    <style:font-face style:name="Sawasdee" svg:font-family="Sawasdee" style:font-pitch="variable"/>
    <style:font-face style:name="Sawasdee1" svg:font-family="Sawasdee" style:font-adornments="Gras" style:font-pitch="variable"/>
    <style:font-face style:name="Sawasdee2" svg:font-family="Sawasdee" style:font-adornments="Normal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Radis Sans2" svg:font-family="'Radis Sans'" style:font-family-generic="swiss" style:font-pitch="variable"/>
    <style:font-face style:name="Radis Sans1" svg:font-family="'Radis Sans'" style:font-adornments="Normal" style:font-family-generic="swiss" style:font-pitch="variable"/>
    <style:font-face style:name="Radis Sans" svg:font-family="'Radis Sans'" style:font-adornments="Regular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752in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style:contextual-spacing="false" fo:text-align="justify" style:justify-single-word="false" fo:orphans="2" fo:widows="2" fo:text-indent="0in" style:auto-text-indent="false" style:writing-mode="lr-tb">
        <style:drop-cap/>
      </style:paragraph-properties>
      <style:text-properties style:font-name="Verdana1" fo:font-family="Verdana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Droid Sans Fallback" style:font-family-asian="'Droid Sans Fallback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Droid Sans Fallback" style:font-family-asian="'Droid Sans Fallback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Droid Sans Fallback" style:font-family-asian="'Droid Sans Fallback'" style:font-family-generic-asian="swiss"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 style:master-page-name="">
      <style:paragraph-properties fo:margin-left="0in" fo:margin-right="0in" fo:margin-top="0in" fo:margin-bottom="0.139in" style:contextual-spacing="false" fo:text-indent="0in" style:auto-text-indent="false" style:page-number="auto">
        <style:tab-stops/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 fo:line-height="100%" fo:orphans="0" fo:widows="0" fo:hyphenation-ladder-count="no-limit" style:vertical-align="baseline"/>
      <style:text-properties style:font-name="DejaVu Sans Mono" fo:font-family="'DejaVu Sans Mono'" style:font-family-generic="roman" style:font-pitch="variable" fo:font-size="10pt" style:letter-kerning="true" style:font-name-asian="WenQuanYi Micro Hei" style:font-family-asian="'WenQuanYi Micro Hei'" style:font-family-generic-asian="swiss" style:font-size-asian="10pt" style:language-asian="zh" style:country-asian="CN" style:font-name-complex="Lohit Hindi" style:font-family-complex="'Lohit Hind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default-outline-level="1" style:list-style-name="" style:class="text" style:master-page-name="">
      <loext:graphic-properties draw:fill="solid" draw:fill-color="#c5000b" draw:opacity="100%"/>
      <style:paragraph-properties fo:margin-left="0in" fo:margin-right="0in" fo:margin-top="0in" fo:margin-bottom="0.2165in" style:contextual-spacing="false" fo:text-align="start" style:justify-single-word="false" fo:orphans="0" fo:widows="0" fo:text-indent="0in" style:auto-text-indent="false" style:page-number="auto" fo:break-before="auto" fo:break-after="auto" fo:background-color="#c5000b" style:shadow="none" fo:keep-with-next="auto">
        <style:tab-stops/>
        <style:drop-cap/>
      </style:paragraph-properties>
      <style:text-properties fo:font-variant="small-caps" fo:color="#ffffff" loext:opacity="100%" style:font-name="Radis Sans" fo:font-family="'Radis Sans'" style:font-style-name="Regular" style:font-family-generic="swiss" style:font-pitch="variable" fo:font-size="24pt" fo:font-weight="normal"/>
    </style:style>
    <style:style style:name="Heading_20_2" style:display-name="Heading 2" style:family="paragraph" style:parent-style-name="Heading" style:default-outline-level="2" style:list-style-name="" style:class="text" style:master-page-name="">
      <style:paragraph-properties fo:text-align="start" style:justify-single-word="false" fo:orphans="0" fo:widows="0" style:page-number="auto" fo:keep-with-next="auto"/>
      <style:text-properties fo:font-variant="small-caps" fo:color="#ff3333" loext:opacity="100%" style:font-name="Sawasdee1" fo:font-family="Sawasdee" style:font-style-name="Gras" style:font-pitch="variable" fo:font-size="16pt" fo:font-weight="bold"/>
    </style:style>
    <style:style style:name="Heading_20_3" style:display-name="Heading 3" style:family="paragraph" style:parent-style-name="Heading" style:class="text">
      <style:text-properties style:text-underline-style="solid" style:text-underline-width="auto" style:text-underline-color="font-color"/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text-properties style:font-name="Radis Sans1" fo:font-family="'Radis Sans'" style:font-style-name="Normal" style:font-family-generic="swiss" style:font-pitch="variable" fo:font-size="12pt" fo:font-weight="normal"/>
    </style:style>
    <style:style style:name="Footer" style:family="paragraph" style:parent-style-name="Standard" style:class="extra"/>
    <style:style style:name="Footer_20_left" style:display-name="Footer left" style:family="paragraph" style:parent-style-name="Standard" style:class="extra">
      <style:paragraph-properties style:shadow="none"/>
      <style:text-properties style:font-name="Radis Sans1" fo:font-family="'Radis Sans'" style:font-style-name="Normal" style:font-family-generic="swiss" style:font-pitch="variable" fo:font-size="10pt" fo:font-weight="normal"/>
    </style:style>
    <style:style style:name="Footer_20_right" style:display-name="Footer right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top="0.0783in" fo:margin-bottom="0.0398in" style:contextual-spacing="false"/>
      <style:text-properties style:font-name="Radis Sans1" fo:font-family="'Radis Sans'" style:font-style-name="Normal" style:font-family-generic="swiss" style:font-pitch="variable" fo:font-size="20pt" fo:font-weight="normal"/>
    </style:style>
    <style:style style:name="Contents_20_1" style:display-name="Contents 1" style:family="paragraph" style:parent-style-name="Index" style:class="index">
      <style:paragraph-properties fo:margin-top="0.1in" fo:margin-bottom="0.1in" style:contextual-spacing="false" fo:line-height="80%"/>
      <style:text-properties fo:color="#990000" loext:opacity="100%" style:font-name="Sawasdee1" fo:font-family="Sawasdee" style:font-style-name="Gras" style:font-pitch="variable" fo:font-size="13pt" fo:font-weight="bold"/>
    </style:style>
    <style:style style:name="Contents_20_2" style:display-name="Contents 2" style:family="paragraph" style:parent-style-name="Index" style:class="index">
      <style:paragraph-properties fo:margin-top="0in" fo:margin-bottom="0.1098in" style:contextual-spacing="false" fo:line-height="80%"/>
      <style:text-properties style:font-name="Sawasdee2" fo:font-family="Sawasdee" style:font-style-name="Normal" style:font-pitch="variable" fo:font-size="11pt" fo:font-weight="bold"/>
    </style:style>
    <style:style style:name="Paragraphes_20_suivants" style:display-name="Paragraphes suivants" style:family="paragraph" style:parent-style-name="Standard" style:auto-update="true" style:master-page-name="">
      <loext:graphic-properties draw:fill="none" draw:fill-color="#729fcf"/>
      <style:paragraph-properties fo:text-align="justify" style:justify-single-word="false" fo:orphans="0" fo:widows="0" fo:hyphenation-ladder-count="1" style:page-number="auto" fo:background-color="transparent" style:shadow="none">
        <style:tab-stops/>
        <style:drop-cap/>
      </style:paragraph-properties>
      <style:text-properties style:font-name="Sawasdee2" fo:font-family="Sawasdee" style:font-style-name="Normal" style:font-pitch="variable" fo:font-size="13pt" fo:font-weight="bold" fo:hyphenate="true" fo:hyphenation-remain-char-count="2" fo:hyphenation-push-char-count="2" loext:hyphenation-no-caps="false"/>
    </style:style>
    <style:style style:name="infirmée" style:family="paragraph" style:parent-style-name="Standard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fo:font-style="italic" fo:font-weight="bold"/>
    </style:style>
    <style:style style:name="Endnote" style:family="paragraph" style:parent-style-name="Standard" style:class="extra"/>
    <style:style style:name="List_20_Contents" style:display-name="List Contents" style:family="paragraph" style:parent-style-name="Standard" style:class="html">
      <loext:graphic-properties draw:fill="none" draw:fill-color="#729fcf"/>
      <style:paragraph-properties fo:margin-top="0in" fo:margin-bottom="0.0429in" style:contextual-spacing="false" fo:line-height="110%" fo:background-color="transparent"/>
    </style:style>
    <style:style style:name="List_20_Heading" style:display-name="List Heading" style:family="paragraph" style:parent-style-name="Standard" style:class="html"/>
    <style:style style:name="Addressee" style:family="paragraph" style:parent-style-name="Standard" style:class="extra"/>
    <style:style style:name="Titre_20_Avis_20_expert" style:display-name="Titre Avis expert" style:family="paragraph" style:parent-style-name="Standard" style:master-page-name="">
      <loext:graphic-properties draw:fill="solid" draw:fill-color="#661900" draw:opacity="100%"/>
      <style:paragraph-properties fo:text-align="start" style:justify-single-word="false" style:page-number="auto" fo:background-color="#661900"/>
      <style:text-properties fo:color="#ffffff" loext:opacity="100%" style:font-name="Radis Sans" fo:font-family="'Radis Sans'" style:font-style-name="Regular" style:font-family-generic="swiss" style:font-pitch="variable" fo:font-size="28pt" fo:font-weight="normal"/>
    </style:style>
    <style:style style:name="Avis_20_expert_20_questions" style:display-name="Avis expert questions" style:family="paragraph" style:parent-style-name="Titre_20_Avis_20_expert" style:master-page-name="">
      <loext:graphic-properties draw:fill="none" draw:fill-color="#729fcf"/>
      <style:paragraph-properties fo:line-height="100%" fo:text-align="start" style:justify-single-word="false" style:page-number="auto" fo:background-color="transparent"/>
      <style:text-properties fo:color="#661900" loext:opacity="100%" style:font-name="Gillius ADF No2 Cd" fo:font-family="'Gillius ADF No2 Cd'" style:font-style-name="Bold" style:font-pitch="variable" fo:font-size="15pt" fo:font-style="normal" fo:font-weight="normal"/>
    </style:style>
    <style:style style:name="Avis_20_expert_20_réponses" style:display-name="Avis expert réponses" style:family="paragraph" style:parent-style-name="Avis_20_expert_20_questions" style:master-page-name="">
      <loext:graphic-properties draw:fill="none" draw:fill-color="#729fcf"/>
      <style:paragraph-properties fo:line-height="100%" fo:text-align="justify" style:justify-single-word="false" fo:orphans="0" fo:widows="0" fo:hyphenation-ladder-count="1" style:page-number="auto" fo:background-color="transparent"/>
      <style:text-properties fo:color="#461900" loext:opacity="100%" style:font-name="Sawasdee2" fo:font-family="Sawasdee" style:font-style-name="Normal" style:font-pitch="variable" fo:font-size="12pt" fo:font-style="normal" fo:font-weight="normal" fo:hyphenate="true" fo:hyphenation-remain-char-count="2" fo:hyphenation-push-char-count="2" loext:hyphenation-no-caps="false"/>
    </style:style>
    <style:style style:name="Fig." style:family="paragraph" style:parent-style-name="Caption">
      <style:paragraph-properties fo:text-align="center" style:justify-single-word="false"/>
      <style:text-properties fo:font-size="9pt"/>
    </style:style>
    <style:style style:name="encarts_20_non_20_cadres" style:display-name="encarts non cadres" style:family="paragraph" style:parent-style-name="Titre_20_Avis_20_expert">
      <loext:graphic-properties draw:fill="solid" draw:fill-color="#800000" draw:opacity="100%"/>
      <style:paragraph-properties fo:background-color="#800000"/>
      <style:text-properties fo:color="#ffffff" loext:opacity="100%"/>
    </style:style>
    <style:style style:name="avis_20_expert_20_questions_20_non_20_cadres" style:display-name="avis expert questions non cadres" style:family="paragraph" style:parent-style-name="Avis_20_expert_20_questions" style:master-page-name="">
      <loext:graphic-properties draw:fill="solid" draw:fill-color="#801900" draw:opacity="100%"/>
      <style:paragraph-properties style:page-number="auto" fo:background-color="#801900" style:shadow="none">
        <style:tab-stops/>
      </style:paragraph-properties>
    </style:style>
    <style:style style:name="avis_20_expert_20_réponse_20_non_20_cadre" style:display-name="avis expert réponse non cadre" style:family="paragraph" style:parent-style-name="Avis_20_expert_20_réponses">
      <loext:graphic-properties draw:fill="solid" draw:fill-color="#801900" draw:opacity="100%"/>
      <style:paragraph-properties fo:background-color="#801900"/>
    </style:style>
    <style:style style:name="Horizontal_20_Line" style:display-name="Horizontal Line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Illustration" style:family="paragraph" style:parent-style-name="Caption" style:class="extra">
      <style:paragraph-properties fo:text-align="center" style:justify-single-word="false"/>
      <style:text-properties fo:color="#990000" loext:opacity="100%" fo:font-size="10pt"/>
    </style:style>
    <style:style style:name="Paragraphe_20_1" style:display-name="Paragraphe 1" style:family="paragraph" style:parent-style-name="Paragraphes_20_suivants" style:master-page-name="">
      <style:paragraph-properties fo:hyphenation-ladder-count="1" style:page-number="auto">
        <style:drop-cap style:lines="2" style:style-name="Rubies"/>
      </style:paragraph-properties>
      <style:text-properties fo:hyphenate="true" fo:hyphenation-remain-char-count="2" fo:hyphenation-push-char-count="2" loext:hyphenation-no-caps="false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avis_20_de_20_l_27_expert_20_réponse_20_NON_20_cadre" style:display-name="avis de l'expert réponse NON cadre" style:family="paragraph" style:parent-style-name="avis_20_expert_20_questions_20_non_20_cadres">
      <style:text-properties fo:font-weight="normal"/>
    </style:style>
    <style:style style:name="Titre_20_1_20_avec_20_saut_20_de_20_page" style:display-name="Titre 1 avec saut de page" style:family="paragraph" style:parent-style-name="Heading_20_1" style:next-style-name="Paragraphes_20_suivants" style:master-page-name="">
      <style:paragraph-properties style:page-number="auto" fo:break-before="page"/>
    </style:style>
    <style:style style:name="biblio" style:family="paragraph" style:parent-style-name="Paragraphes_20_suivants" style:default-outline-level="10" style:list-style-name="">
      <style:paragraph-properties fo:margin-top="0in" fo:margin-bottom="0.0429in" style:contextual-spacing="false" fo:line-height="100%" fo:text-align="start" style:justify-single-word="false" style:snap-to-layout-grid="false"/>
      <style:text-properties fo:font-size="11pt" fo:font-weight="norma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hps" style:family="text" style:parent-style-name="Default_20_Paragraph_20_Fon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text" style:family="text" style:parent-style-name="Default_20_Paragraph_20_Font"/>
    <style:style style:name="Graphics" style:family="graphic">
      <style:graphic-properties text:anchor-type="paragraph" svg:x="0in" svg:y="0in" fo:margin-left="0.2in" fo:margin-right="0.2in" fo:margin-top="0.2in" fo:margin-bottom="0.2in" style:wrap="parallel" style:number-wrapped-paragraphs="no-limit" style:wrap-contour="false" style:vertical-pos="top" style:vertical-rel="paragraph" style:horizontal-pos="center" style:horizontal-rel="page" fo:background-color="transparent" draw:fill="none" draw:fill-color="#729fcf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/>
    </style:style>
    <style:style style:name="encarts" style:family="graphic" style:parent-style-name="Frame">
      <style:graphic-properties svg:width="3.9701in" svg:height="0.1402in" text:anchor-type="paragraph" fo:background-color="#ffcc99" style:background-transparency="0%" draw:fill="solid" draw:fill-color="#ffcc99" draw:opacity="100%" fo:padding="0.0193in" fo:border="0.79pt solid #661900" style:shadow="none" draw:shadow-opacity="100%">
        <style:columns fo:column-count="1" fo:column-gap="0in"/>
      </style:graphic-properties>
    </style:style>
    <style:style style:name="Sommaire" style:family="graphic" style:parent-style-name="Frame">
      <style:graphic-properties fo:padding="0.0201in" fo:border="0.06pt solid #000000"/>
    </style:style>
    <style:style style:name="Sans_20_nom1" style:display-name="Sans nom1" style:family="graphic" style:parent-style-name="Graphics">
      <style:graphic-properties>
        <style:columns fo:column-count="1" fo:column-gap="0in"/>
      </style:graphic-properties>
    </style:style>
    <style:style style:name="expert" style:family="graphic" style:parent-style-name="Sans_20_nom1">
      <style:graphic-properties text:anchor-type="paragraph" fo:padding="0in" fo:border="3pt solid #6619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in" fo:border="none" style:shadow="none"/>
      <style:text-properties fo:color="#c5000b" loext:opacity="100%" officeooo:paragraph-rsid="0060621d"/>
    </style:style>
    <style:style style:name="MP2" style:family="paragraph" style:parent-style-name="Footer_20_left">
      <style:paragraph-properties fo:text-align="center" style:justify-single-word="false"/>
      <style:text-properties fo:language="fr" fo:country="FR"/>
    </style:style>
    <style:style style:name="MP3" style:family="paragraph" style:parent-style-name="Footer_20_left">
      <style:text-properties fo:language="fr" fo:country="FR"/>
    </style:style>
    <style:style style:name="MP4" style:family="paragraph" style:parent-style-name="Footer_20_left">
      <style:paragraph-properties fo:text-align="end" style:justify-single-word="false"/>
      <style:text-properties fo:language="fr" fo:country="FR"/>
    </style:style>
    <style:style style:name="MP5" style:family="paragraph" style:parent-style-name="Header">
      <style:paragraph-properties fo:text-align="end" style:justify-single-word="false" fo:break-before="page" fo:padding="0in" fo:border="none" style:shadow="none"/>
      <style:text-properties fo:color="#c5000b" loext:opacity="100%" style:font-name="Radis Sans2" fo:font-size="12pt" fo:language="fr" fo:country="FR" fo:font-style="normal" style:text-underline-style="none" fo:font-weight="normal" officeooo:rsid="0060621d" officeooo:paragraph-rsid="009d3216" style:font-style-asian="normal" style:font-style-complex="normal"/>
    </style:style>
    <style:style style:name="MP6" style:family="paragraph" style:parent-style-name="Footer_20_left">
      <style:paragraph-properties fo:text-align="end" style:justify-single-word="false" fo:padding="0.0402in" fo:border-left="none" fo:border-right="none" fo:border-top="0.06pt solid #000000" fo:border-bottom="none" style:shadow="none"/>
      <style:text-properties fo:color="#000000" loext:opacity="100%" style:font-name="Radis Sans2" fo:language="fr" fo:country="FR" style:text-underline-style="none" officeooo:paragraph-rsid="009d3216"/>
    </style:style>
    <style:style style:name="MP7" style:family="paragraph" style:parent-style-name="Header">
      <style:paragraph-properties fo:text-align="start" style:justify-single-word="false" fo:break-before="page" fo:padding="0in" fo:border="none" style:shadow="none"/>
      <style:text-properties fo:color="#c5000b" loext:opacity="100%" style:font-name="Radis Sans2" fo:font-size="12pt" fo:language="fr" fo:country="FR" fo:font-style="normal" style:text-underline-style="none" fo:font-weight="normal" officeooo:rsid="0060621d" officeooo:paragraph-rsid="009bbf7c" style:font-style-asian="normal" style:font-style-complex="normal"/>
    </style:style>
    <style:style style:name="MP8" style:family="paragraph" style:parent-style-name="Footer_20_left">
      <style:paragraph-properties fo:text-align="start" style:justify-single-word="false" fo:padding="0.0402in" fo:border-left="none" fo:border-right="none" fo:border-top="0.06pt solid #000000" fo:border-bottom="none" style:shadow="none"/>
      <style:text-properties fo:color="#000000" loext:opacity="100%" style:font-name="Radis Sans2" fo:language="fr" fo:country="FR" style:text-underline-style="none" officeooo:paragraph-rsid="009d3216"/>
    </style:style>
    <style:style style:name="MT1" style:family="text">
      <style:text-properties style:font-name="Radis Sans2" fo:language="fr" fo:country="FR" fo:font-style="normal" style:font-style-asian="normal" style:font-style-complex="normal"/>
    </style:style>
    <style:style style:name="MT2" style:family="text">
      <style:text-properties style:font-name="Radis Sans2" fo:language="fr" fo:country="FR" fo:font-style="normal" officeooo:rsid="0060621d" style:font-style-asian="normal" style:font-style-complex="normal"/>
    </style:style>
    <style:style style:name="MT3" style:family="text">
      <style:text-properties style:font-name="Verdana2" fo:language="fr" fo:country="FR" fo:font-style="normal" style:font-name-asian="Verdana2" style:font-style-asian="normal" style:font-name-complex="Verdana2" style:font-style-complex="normal"/>
    </style:style>
    <style:style style:name="MT4" style:family="text">
      <style:text-properties fo:language="fr" fo:country="FR"/>
    </style:style>
    <style:style style:name="MT5" style:family="text">
      <style:text-properties style:font-name="Verdana2" fo:language="fr" fo:country="FR" style:font-name-asian="Verdana2" style:font-name-complex="Verdana2"/>
    </style:style>
    <style:style style:name="MT6" style:family="text">
      <style:text-properties fo:color="#c5000b" loext:opacity="100%" style:font-name="Verdana2" style:font-name-asian="Verdana2" style:font-name-complex="Verdana2"/>
    </style:style>
    <style:style style:name="MT7" style:family="text">
      <style:text-properties officeooo:rsid="009811d2"/>
    </style:style>
    <style:style style:name="MT8" style:family="text">
      <style:text-properties fo:font-variant="small-caps" fo:background-color="transparent" loext:char-shading-value="0"/>
    </style:style>
    <style:style style:name="MT9" style:family="text">
      <style:text-properties fo:font-variant="small-caps" style:font-name="Verdana2" fo:background-color="transparent" loext:char-shading-value="0" style:font-name-asian="Verdana2" style:font-name-complex="Verdana2"/>
    </style:style>
    <style:page-layout style:name="Mpm1">
      <style:page-layout-properties fo:page-width="8.2701in" fo:page-height="11.6902in" style:num-format="1" style:print-orientation="portrait" fo:margin-top="0.7402in" fo:margin-bottom="0.6402in" fo:margin-left="0.8in" fo:margin-right="0.8in" style:shadow="none" fo:background-color="transparent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line-style="none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3in" fo:margin-bottom="0.3in" fo:margin-left="0.3in" fo:margin-right="0.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402in" fo:margin-bottom="0.6799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3" fo:column-gap="0.15in">
          <style:column style:rel-width="21845*" fo:start-indent="0in" fo:end-indent="0.0752in"/>
          <style:column style:rel-width="21845*" fo:start-indent="0.0752in" fo:end-indent="0.0752in"/>
          <style:column style:rel-width="21845*" fo:start-indent="0.07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 style:page-usage="left">
      <style:page-layout-properties fo:page-width="8.2701in" fo:page-height="11.6902in" style:num-format="1" style:print-orientation="portrait" fo:margin-top="0.4in" fo:margin-bottom="0.6402in" fo:margin-left="0.8in" fo:margin-right="0.8in" style:shadow="none" fo:background-color="transparent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line-style="none" style:adjustment="left" style:rel-width="0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8.2701in" fo:page-height="11.6902in" style:num-format="1" style:print-orientation="portrait" fo:margin-top="0.4in" fo:margin-bottom="0.6402in" fo:margin-left="0.8in" fo:margin-right="0.8in" style:shadow="none" fo:background-color="transparent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line-style="none" style:adjustment="left" style:rel-width="0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2" fo:column-gap="0.5902in">
          <style:column style:rel-width="32767*" fo:start-indent="0in" fo:end-indent="0.2953in"/>
          <style:column style:rel-width="32768*" fo:start-indent="0.295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402in" fo:margin-bottom="0.6402in" fo:margin-left="0.8in" fo:margin-right="0.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9">
      <style:page-layout-properties fo:page-width="8.2701in" fo:page-height="11.6902in" style:num-format="1" style:print-orientation="portrait" fo:margin-top="0.7402in" fo:margin-bottom="0.6402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text:span text:style-name="MT1">N</text:span><text:span text:style-name="MT2">éandertal</text:span><text:span text:style-name="MT1"> <text:s/></text:span><text:span text:style-name="MT3">●</text:span><text:span text:style-name="MT1"> <text:s/></text:span><text:span text:style-name="MT1"><text:title/></text:span><text:span text:style-name="MT1"><text:title/></text:span><text:span text:style-name="MT1">Le Monde des Sciences</text:span><text:span text:style-name="MT4"> <text:s/></text:span><text:span text:style-name="MT5">●</text:span><text:span text:style-name="MT4"> <text:s/></text:span><text:title/><text:title/><text:chapter text:display="name" text:outline-level="1"/></text:p>
      </style:header>
      <style:footer>
        <text:p text:style-name="MP2">N°1 <text:s/><text:span text:style-name="MT6">●</text:span> <text:s/><text:span text:style-name="MT7">14 Février</text:span> 2015 <text:s/><text:span text:style-name="MT6">●</text:span> <text:s/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pages_20_paires"/>
    <style:master-page style:name="Index" style:page-layout-name="Mpm3"/>
    <style:master-page style:name="_33__20_cols_20_sans_20_séparateurs" style:display-name="3 cols sans séparateurs" style:page-layout-name="Mpm4">
      <style:footer>
        <text:p text:style-name="MP3">Vie des Sciences <text:s/>| <text:s/>Janvier 2015 <text:s/>| <text:s/><text:page-number text:select-page="current">0</text:page-number></text:p>
      </style:footer>
    </style:master-page>
    <style:master-page style:name="Left_20_Page" style:display-name="Left Page" style:page-layout-name="Mpm5" draw:style-name="Mdp1">
      <style:header>
        <text:p text:style-name="MP3"><text:span text:style-name="MT8">Vie des Sciences</text:span> <text:s/><text:span text:style-name="MT9">• <text:s/></text:span><text:span text:style-name="MT9"><text:chapter text:display="name" text:outline-level="1"/></text:span></text:p>
      </style:header>
      <style:footer>
        <text:p text:style-name="MP3"><text:span text:style-name="MT8"><text:page-number text:select-page="current">0</text:page-number></text:span><text:span text:style-name="MT8"><text:s text:c="2"/></text:span><text:span text:style-name="MT9">•</text:span><text:span text:style-name="MT8"> <text:s/>Janvier 2015 <text:s/></text:span><text:span text:style-name="MT9">•</text:span><text:span text:style-name="MT8"> <text:s/>N°123</text:span></text:p>
      </style:footer>
    </style:master-page>
    <style:master-page style:name="Right_20_Page" style:display-name="Right Page" style:page-layout-name="Mpm6" draw:style-name="Mdp1" style:next-style-name="Left_20_Page">
      <style:header>
        <text:p text:style-name="MP4"><text:span text:style-name="MT9"><text:chapter text:display="name" text:outline-level="1"/></text:span><text:span text:style-name="MT9"><text:s text:c="2"/>• <text:s/>Vie des Sciences</text:span></text:p>
      </style:header>
      <style:footer>
        <text:p text:style-name="MP4">N°123 <text:s/><text:span text:style-name="MT9">• <text:s/></text:span>Janvier 2015 <text:s/><text:span text:style-name="MT9">•</text:span> <text:s/><text:page-number text:select-page="current">0</text:page-number></text:p>
      </style:footer>
    </style:master-page>
    <style:master-page style:name="avis_20_de_20_l_27_expert_20_fin" style:display-name="avis de l'expert fin" style:page-layout-name="Mpm7" draw:style-name="Mdp1"/>
    <style:master-page style:name="pages_20_impaires" style:display-name="pages impaires" style:page-layout-name="Mpm8" draw:style-name="Mdp1" style:next-style-name="pages_20_paires">
      <style:header>
        <text:p text:style-name="MP5"/>
      </style:header>
      <style:footer>
        <text:p text:style-name="MP6"/>
      </style:footer>
    </style:master-page>
    <style:master-page style:name="pages_20_paires" style:display-name="pages paires" style:page-layout-name="Mpm9" style:next-style-name="pages_20_impaires">
      <style:header>
        <text:p text:style-name="MP7"/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ubregat</meta:initial-creator>
    <meta:editing-cycles>391</meta:editing-cycles>
    <meta:creation-date>2014-11-28T09:47:00</meta:creation-date>
    <dc:date>2020-09-02T14:29:38.795952616</dc:date>
    <meta:editing-duration>P1DT17H43M9S</meta:editing-duration>
    <meta:generator>LibreOfficeDev/7.1.0.0.alpha0$Linux_X86_64 LibreOffice_project/828914a94fe93d5b300bda1d23a049ae92c159e1</meta:generator>
    <meta:document-statistic meta:table-count="0" meta:image-count="0" meta:object-count="0" meta:page-count="17" meta:paragraph-count="49" meta:word-count="273" meta:character-count="1579" meta:non-whitespace-character-count="1327"/>
    <meta:user-defined meta:name="AppVersion">12.0000</meta:user-defined>
    <meta:user-defined meta:name="Company">EDUCATION NATIONA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